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center" style:justify-single-word="false"/>
      <style:text-properties style:font-name="Arial Black" fo:font-size="10pt" style:font-size-asian="10pt" style:font-size-complex="10pt"/>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29" style:family="paragraph" style:parent-style-name="Table_20_Contents">
      <style:text-properties style:use-window-font-color="true" fo:font-size="10pt" style:font-size-asian="10pt" style:font-size-complex="10pt"/>
    </style:style>
    <style:style style:name="P30" style:family="paragraph" style:parent-style-name="Code">
      <style:text-properties fo:font-size="12pt" fo:font-weight="bold" style:font-size-asian="12pt" style:font-weight-asian="bold" style:font-size-complex="12pt" style:font-weight-complex="bold"/>
    </style:style>
    <style:style style:name="P31" style:family="paragraph" style:parent-style-name="Code">
      <style:paragraph-properties fo:text-align="justify" style:justify-single-word="false"/>
    </style:style>
    <style:style style:name="P32" style:family="paragraph" style:parent-style-name="Code">
      <style:text-properties style:font-name="Times New Roman" fo:font-size="14pt" style:font-name-asian="SimSun" style:font-size-asian="14pt" style:font-name-complex="Mangal" style:font-size-complex="14pt"/>
    </style:style>
    <style:style style:name="P33" style:family="paragraph" style:parent-style-name="Code">
      <style:text-properties style:text-underline-style="solid" style:text-underline-type="double" style:text-underline-width="auto" style:text-underline-color="font-color"/>
    </style:style>
    <style:style style:name="P34" style:family="paragraph" style:parent-style-name="Text_20_body">
      <style:paragraph-properties fo:break-before="page"/>
    </style:style>
    <style:style style:name="P35" style:family="paragraph" style:parent-style-name="Heading_20_1">
      <style:paragraph-properties fo:text-align="justify" style:justify-single-word="false"/>
    </style:style>
    <style:style style:name="P36" style:family="paragraph" style:parent-style-name="Heading_20_1">
      <style:paragraph-properties fo:break-before="page"/>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7.0602in" style:type="right" style:leader-style="dotted" style:leader-text="."/>
        </style:tab-stops>
      </style:paragraph-properties>
    </style:style>
    <style:style style:name="P39" style:family="paragraph" style:parent-style-name="Contents_20_2">
      <style:paragraph-properties>
        <style:tab-stops>
          <style:tab-stop style:position="6.8839in" style:type="right"/>
        </style:tab-stops>
      </style:paragraph-properties>
    </style:style>
    <style:style style:name="P40" style:family="paragraph" style:parent-style-name="Index_20_1">
      <style:paragraph-properties>
        <style:tab-stops>
          <style:tab-stop style:position="7.0807in" style:type="right"/>
        </style:tab-stops>
      </style:paragraph-properties>
    </style:style>
    <style:style style:name="P41" style:family="paragraph" style:parent-style-name="Index_20_Separator">
      <style:paragraph-properties>
        <style:tab-stops/>
      </style:paragraph-properties>
    </style:style>
    <style:style style:name="P42" style:family="paragraph" style:parent-style-name="Text_20_body" style:master-page-name="Standard">
      <style:paragraph-properties style:page-numb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paragraph-properties fo:text-align="justify" style:justify-single-word="false"/>
    </style:style>
    <style:style style:name="P46" style:family="paragraph" style:parent-style-name="Text_20_body" style:list-style-name="L3">
      <style:paragraph-properties fo:text-align="justify" style:justify-single-word="false"/>
    </style:style>
    <style:style style:name="P47" style:family="paragraph" style:parent-style-name="Text_20_body" style:list-style-name="L5">
      <style:paragraph-properties fo:text-align="justify" style:justify-single-word="false"/>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8">
      <style:paragraph-properties fo:text-align="justify" style:justify-single-word="false"/>
    </style:style>
    <style:style style:name="P50" style:family="paragraph" style:parent-style-name="Text_20_body" style:list-style-name="L10">
      <style:paragraph-properties fo:text-align="justify" style:justify-single-word="false"/>
    </style:style>
    <style:style style:name="P51" style:family="paragraph" style:parent-style-name="Text_20_body" style:list-style-name="L11">
      <style:paragraph-properties fo:text-align="justify" style:justify-single-word="false"/>
    </style:style>
    <style:style style:name="P52" style:family="paragraph" style:parent-style-name="Text_20_body" style:list-style-name="L12">
      <style:paragraph-properties fo:text-align="justify" style:justify-single-word="false"/>
    </style:style>
    <style:style style:name="P53" style:family="paragraph" style:parent-style-name="Text_20_body" style:list-style-name="L13">
      <style:paragraph-properties fo:text-align="justify" style:justify-single-word="false"/>
    </style:style>
    <style:style style:name="P54" style:family="paragraph" style:parent-style-name="Text_20_body" style:list-style-name="L14">
      <style:paragraph-properties fo:text-align="justify" style:justify-single-word="false"/>
    </style:style>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13, 2015</text:p>
      <text:p text:style-name="P2">Covering fOOrth version 0.0.3</text:p>
      <text:p text:style-name="P2">Status: Unpublished.</text:p>
      <text:p text:style-name="Text_20_body"/>
      <text:p text:style-name="Text_20_body"/>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37">Table of Contents</text:p>
          </text:index-title>
          <text:p text:style-name="P38">The MIT License (MIT).<text:tab/>5</text:p>
          <text:p text:style-name="P38">Introduction<text:tab/>6</text:p>
          <text:p text:style-name="P39">About the name fOOrth<text:tab/>6</text:p>
          <text:p text:style-name="P39">How fOOrth came to be<text:tab/>6</text:p>
          <text:p text:style-name="P39">Goals and Principles<text:tab/>7</text:p>
          <text:p text:style-name="P39">Report Card<text:tab/>8</text:p>
          <text:p text:style-name="P39">Special Note of Thanks<text:tab/>9</text:p>
          <text:p text:style-name="P38">Installation<text:tab/>10</text:p>
          <text:p text:style-name="P39">Ruby<text:tab/>10</text:p>
          <text:p text:style-name="P39">fOOrth<text:tab/>10</text:p>
          <text:p text:style-name="P39">Running fOOrth<text:tab/>11</text:p>
          <text:p text:style-name="P39">Source Archive<text:tab/>11</text:p>
          <text:p text:style-name="P38">First Steps<text:tab/>12</text:p>
          <text:p text:style-name="P38">The Syntax and Style of fOOrth<text:tab/>14</text:p>
          <text:p text:style-name="P39">Syntax<text:tab/>14</text:p>
          <text:p text:style-name="P39">Spaces<text:tab/>14</text:p>
          <text:p text:style-name="P39">Comments<text:tab/>14</text:p>
          <text:p text:style-name="P39">String Literals<text:tab/>14</text:p>
          <text:p text:style-name="P39">Numeric Literals<text:tab/>15</text:p>
          <text:p text:style-name="P38">A fOOrth Calculator<text:tab/>16</text:p>
          <text:p text:style-name="P39">The Basics<text:tab/>16</text:p>
          <text:p text:style-name="P39">Stack Manipulation<text:tab/>17</text:p>
          <text:p text:style-name="P39">Programming<text:tab/>19</text:p>
          <text:p text:style-name="P39">Control Structures<text:tab/>20</text:p>
          <text:p text:style-name="P39">Data Memory<text:tab/>24</text:p>
          <text:p text:style-name="P38">The Class Tree<text:tab/>25</text:p>
          <text:p text:style-name="P39">A Brief Overview<text:tab/>25</text:p>
          <text:p text:style-name="P38">Method Mapping<text:tab/>27</text:p>
          <text:p text:style-name="P38">Routing<text:tab/>28</text:p>
          <text:p text:style-name="P39">Routing Internals<text:tab/>29</text:p>
          <text:p text:style-name="P38">Handling Exceptions<text:tab/>31</text:p>
          <text:p text:style-name="P39">fOOrth Native Exception Codes:<text:tab/>31</text:p>
          <text:p text:style-name="P38">Array<text:tab/>32</text:p>
          <text:p text:style-name="P39">Array Literals<text:tab/>32</text:p>
          <text:p text:style-name="P39">Class Methods<text:tab/>32</text:p>
          <text:p text:style-name="P39">Instance Methods<text:tab/>32</text:p>
          <text:p text:style-name="P39">See Also<text:tab/>32</text:p>
          <text:p text:style-name="P38">Class<text:tab/>33</text:p>
          <text:p text:style-name="P39">Instance Methods<text:tab/>33</text:p>
          <text:p text:style-name="P39">See Also<text:tab/>33</text:p>
          <text:p text:style-name="P38">Complex<text:tab/>34</text:p>
          <text:p text:style-name="P39">Complex Literals<text:tab/>34</text:p>
          <text:p text:style-name="P39">Instance Methods<text:tab/>35</text:p>
          <text:p text:style-name="P39">Instance Stubs<text:tab/>35</text:p>
          <text:p text:style-name="P39">See Also<text:tab/>35</text:p>
          <text:p text:style-name="P38">Exception<text:tab/>36</text:p>
          <text:p text:style-name="P38">FalseClass<text:tab/>37</text:p>
          <text:p text:style-name="P39">Instance Methods<text:tab/>37</text:p>
          <text:p text:style-name="P39">See Also<text:tab/>37</text:p>
          <text:p text:style-name="P38">Float<text:tab/>39</text:p>
          <text:p text:style-name="P39">Float Literals<text:tab/>39</text:p>
          <text:p text:style-name="P39">See Also<text:tab/>39</text:p>
          <text:p text:style-name="P38">Hash<text:tab/>40</text:p>
          <text:p text:style-name="P39">Hash Literals<text:tab/>40</text:p>
          <text:p text:style-name="P39">Instance Methods<text:tab/>40</text:p>
          <text:p text:style-name="P39">See Also<text:tab/>40</text:p>
          <text:p text:style-name="P38">InStream<text:tab/>41</text:p>
          <text:p text:style-name="P39">Class Methods<text:tab/>41</text:p>
          <text:p text:style-name="P39">Instance Methods<text:tab/>41</text:p>
          <text:p text:style-name="P39">See Also<text:tab/>41</text:p>
          <text:p text:style-name="P38">Integer<text:tab/>42</text:p>
          <text:p text:style-name="P39">Integer Literals<text:tab/>42</text:p>
          <text:p text:style-name="P39">Instance Methods<text:tab/>42</text:p>
          <text:p text:style-name="P39">See Also<text:tab/>42</text:p>
          <text:p text:style-name="P38">MaxNumeric<text:tab/>44</text:p>
          <text:p text:style-name="P38">MinNumeric<text:tab/>45</text:p>
          <text:p text:style-name="P38">NilClass<text:tab/>46</text:p>
          <text:p text:style-name="P39">Instance Methods<text:tab/>46</text:p>
          <text:p text:style-name="P39">See Also<text:tab/>46</text:p>
          <text:p text:style-name="P38">Numeric<text:tab/>47</text:p>
          <text:p text:style-name="P39">Instance Methods<text:tab/>47</text:p>
          <text:p text:style-name="P39">See Also<text:tab/>47</text:p>
          <text:p text:style-name="P38">Object<text:tab/>48</text:p>
          <text:p text:style-name="P39">Instance Methods<text:tab/>48</text:p>
          <text:p text:style-name="P39">See Also<text:tab/>57</text:p>
          <text:p text:style-name="P38">OutStream<text:tab/>58</text:p>
          <text:p text:style-name="P39">Class Methods<text:tab/>58</text:p>
          <text:p text:style-name="P39">Instance Methods<text:tab/>58</text:p>
          <text:p text:style-name="P39">Class Stubs<text:tab/>58</text:p>
          <text:p text:style-name="P39">See Also<text:tab/>58</text:p>
          <text:p text:style-name="P38">Procedure<text:tab/>59</text:p>
          <text:p text:style-name="P39">Procedure Literals<text:tab/>59</text:p>
          <text:p text:style-name="P39">Instance Methods<text:tab/>59</text:p>
          <text:p text:style-name="P39">See Also<text:tab/>59</text:p>
          <text:p text:style-name="P38"><text:soft-page-break/>Queue<text:tab/>60</text:p>
          <text:p text:style-name="P39">Instance Methods<text:tab/>60</text:p>
          <text:p text:style-name="P39">See Also<text:tab/>60</text:p>
          <text:p text:style-name="P38">Rational<text:tab/>61</text:p>
          <text:p text:style-name="P39">Rational Literals<text:tab/>61</text:p>
          <text:p text:style-name="P39">Instance Methods<text:tab/>61</text:p>
          <text:p text:style-name="P39">See Also<text:tab/>62</text:p>
          <text:p text:style-name="P38">Stack<text:tab/>63</text:p>
          <text:p text:style-name="P39">Instance Methods<text:tab/>63</text:p>
          <text:p text:style-name="P39">See Also<text:tab/>63</text:p>
          <text:p text:style-name="P38">String<text:tab/>64</text:p>
          <text:p text:style-name="P39">String Literals<text:tab/>64</text:p>
          <text:p text:style-name="P39">Instance Methods<text:tab/>64</text:p>
          <text:p text:style-name="P39">See Also<text:tab/>64</text:p>
          <text:p text:style-name="P38">Thread<text:tab/>65</text:p>
          <text:p text:style-name="P39">Class Methods<text:tab/>65</text:p>
          <text:p text:style-name="P39">Instance Methods<text:tab/>65</text:p>
          <text:p text:style-name="P39">See Also<text:tab/>65</text:p>
          <text:p text:style-name="P38">TrueClass<text:tab/>66</text:p>
          <text:p text:style-name="P39">See Also<text:tab/>66</text:p>
          <text:p text:style-name="P38">VirtualMachine<text:tab/>67</text:p>
          <text:p text:style-name="P39">Instance Methods<text:tab/>67</text:p>
          <text:p text:style-name="P39">Commands<text:tab/>69</text:p>
          <text:p text:style-name="P39">See Also<text:tab/>70</text:p>
          <text:p text:style-name="P38">Appendix A – Symbol Glossary<text:tab/>71</text:p>
          <text:p text:style-name="P38">Appendix B – Regular Expressions<text:tab/>73</text:p>
          <text:p text:style-name="P38">Edit History:<text:tab/>75</text:p>
        </text:index-body>
      </text:table-of-content>
      <text:p text:style-name="Text_20_body"/>
      <text:h text:style-name="P36"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5"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616289934706823216" text:style-name="L1">
        <text:list-item>
          <text:p text:style-name="P43">A Simple, Easy-to-Understand syntax that is none the less, Expressive and Compact:</text:p>
        </text:list-item>
      </text:list>
      <text:list xml:id="list6496561545889821701" text:style-name="L2">
        <text:list-item>
          <text:list>
            <text:list-item>
              <text:p text:style-name="P44">Source code in fOOrth is free-form with no line oriented limitations or rules.</text:p>
            </text:list-item>
            <text:list-item>
              <text:p text:style-name="P44">Support is given to the easy representation of common literal data such as strings, integers, floating point numbers, rational numbers, and complex numbers.</text:p>
            </text:list-item>
          </text:list>
        </text:list-item>
      </text:list>
      <text:list xml:id="list33644570" text:continue-list="list6616289934706823216" text:style-name="L1">
        <text:list-item>
          <text:p text:style-name="P43">Safe Data and Data Structures:</text:p>
        </text:list-item>
      </text:list>
      <text:list xml:id="list720240560701294732" text:style-name="L3">
        <text:list-item>
          <text:list>
            <text:list-item>
              <text:p text:style-name="P46">Simple, reliable arithmetic. In fOOrth, integer operations never overflow. Rational <text:soft-page-break/>values can be represented exactly, complex numbers are supported, and conversions between numeric types are simple.</text:p>
            </text:list-item>
            <text:list-item>
              <text:p text:style-name="P46">Strings grow as needed without the need to allocate space or worry about overflow.</text:p>
            </text:list-item>
            <text:list-item>
              <text:p text:style-name="P46">Data containers such as arrays and hashes grow as needed. Out of range subscripts cannot access undefined memory regions. </text:p>
            </text:list-item>
          </text:list>
        </text:list-item>
      </text:list>
      <text:list xml:id="list33654603" text:continue-list="list33644570" text:style-name="L1">
        <text:list-item>
          <text:p text:style-name="P43">Message Passing:</text:p>
        </text:list-item>
      </text:list>
      <text:list xml:id="list2943090567499856471" text:style-name="L4">
        <text:list-item>
          <text:list>
            <text:list-item>
              <text:p text:style-name="P55">In fOOrth all actions take the form of messages sent to a receiver.</text:p>
            </text:list-item>
            <text:list-item>
              <text:p text:style-name="P55">The routing of messages is specified by the exact type of the message.</text:p>
            </text:list-item>
            <text:list-item>
              <text:p text:style-name="P55">Message receivers include data items on the stack as well as the virtual machine object associated with the current thread of execution.</text:p>
            </text:list-item>
            <text:list-item>
              <text:p text:style-name="P55">Messages for which no routing specification can be found, generate an error at compile time.</text:p>
            </text:list-item>
          </text:list>
        </text:list-item>
      </text:list>
      <text:list xml:id="list33648520" text:continue-list="list33654603" text:style-name="L1">
        <text:list-item>
          <text:p text:style-name="P43">Object Oriented Design:</text:p>
        </text:list-item>
      </text:list>
      <text:list xml:id="list53460517923181332" text:style-name="L5">
        <text:list-item>
          <text:list>
            <text:list-item>
              <text:p text:style-name="P47">Support class based inheritance, with a non-cyclic (single inheritance) tree derived from a common base Object class.</text:p>
            </text:list-item>
            <text:list-item>
              <text:p text:style-name="P56">Support late binding and polymorphism through message interface compatibility or “duck” typing.</text:p>
            </text:list-item>
          </text:list>
        </text:list-item>
      </text:list>
      <text:list xml:id="list33629840" text:continue-list="list33648520" text:style-name="L1">
        <text:list-item>
          <text:p text:style-name="P43">Meta programming: </text:p>
        </text:list-item>
      </text:list>
      <text:list xml:id="list407052640991926075" text:style-name="L6">
        <text:list-item>
          <text:list>
            <text:list-item>
              <text:p text:style-name="P57">Support extensible language constructs by making the compiler an accessible part of the system.</text:p>
            </text:list-item>
          </text:list>
        </text:list-item>
      </text:list>
      <text:list xml:id="list33642157" text:continue-list="list33629840" text:style-name="L1">
        <text:list-item>
          <text:p text:style-name="P43">Reliability:</text:p>
        </text:list-item>
      </text:list>
      <text:list xml:id="list7006967463866732599" text:style-name="L7">
        <text:list-item>
          <text:list>
            <text:list-item>
              <text:p text:style-name="P58">Errors should be detected as soon as possible. </text:p>
            </text:list-item>
            <text:list-item>
              <text:p text:style-name="P58">Language constructs should not be designed in a way that causes simple coding errors to spin off into infinite loops. </text:p>
            </text:list-item>
          </text:list>
        </text:list-item>
      </text:list>
      <text:list xml:id="list33626472" text:continue-list="list33642157" text:style-name="L1">
        <text:list-item>
          <text:p text:style-name="P48">Building on the host language:</text:p>
        </text:list-item>
      </text:list>
      <text:list xml:id="list6077392853345297873" text:style-name="L8">
        <text:list-item>
          <text:list>
            <text:list-item>
              <text:p text:style-name="P4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48662208"/>Thanks<text:alphabetical-index-mark-end text:id="IMark14866220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6001662115459727083" text:style-name="L9">
        <text:list-item>
          <text:p text:style-name="P59">ruby 1.9.3p484 (2013-11-22) [i386-mingw32]</text:p>
        </text:list-item>
        <text:list-item>
          <text:p text:style-name="P59">ruby 2.1.5p273 (2014-11-13 revision 48405) [i386-mingw32]</text:p>
        </text:list-item>
        <text:list-item>
          <text:p text:style-name="P59">Rubinius – to be tested!</text:p>
        </text:list-item>
        <text:list-item>
          <text:p text:style-name="P5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48662208"/>Rake<text:alphabetical-index-mark-end text:id="IMark148662208"/>:</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8662208"/>Demo.rb<text:alphabetical-index-mark-end text:id="IMark14866220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76019244"/>drop<text:alphabetical-index-mark-end text:id="IMark17601924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76019244"/>dup<text:alphabetical-index-mark-end text:id="IMark17601924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1">&gt;</text:p>
          </table:table-cell>
        </table:table-row>
        <table:table-row table:style-name="Table54.1">
          <table:table-cell table:style-name="Table54.A2" office:value-type="string">
            <text:p text:style-name="P13"><text:alphabetical-index-mark-start text:id="IMark176019244"/>nip<text:alphabetical-index-mark-end text:id="IMark17601924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76019244"/>over<text:alphabetical-index-mark-end text:id="IMark17601924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76019244"/>pick<text:alphabetical-index-mark-end text:id="IMark17601924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76019244"/>swap<text:alphabetical-index-mark-end text:id="IMark17601924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1">&gt;</text:p>
          </table:table-cell>
        </table:table-row>
        <table:table-row table:style-name="Table54.1">
          <table:table-cell table:style-name="Table54.A2" office:value-type="string">
            <text:p text:style-name="P13"><text:alphabetical-index-mark-start text:id="IMark176019244"/>tuck<text:alphabetical-index-mark-end text:id="IMark17601924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768726108544328799" text:style-name="L10">
        <text:list-item>
          <text:p text:style-name="P50">To store return addresses for word calls. In fOOrth this is handled by the Ruby virtual machine.</text:p>
        </text:list-item>
        <text:list-item>
          <text:p text:style-name="P50">To store context for control structures. In fOOrth the context mechanism provides for a far richer and more reliable set of control, compile, and data structures.</text:p>
        </text:list-item>
        <text:list-item>
          <text:p text:style-name="P5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76018524"/>if<text:alphabetical-index-mark-end text:id="IMark176018524"/>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76018524"/>switch<text:alphabetical-index-mark-end text:id="IMark176018524"/>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is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is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The purpose of the break (and its related ?break) verb is to skip past any remaining statements to the just past the “end” keywor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76018524"/>do<text:alphabetical-index-mark-end text:id="IMark176018524"/>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loop” commands mark the boundaries of the loop; The “i” command is used to retrieve the current loop counter value. For nested loops, the “j” command retrieves the value of the outer loops counter value. <text:s/>By default, the “loop” command adds one to the loop value. For more flexible looping, the “+loop”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76018524"/>-i<text:alphabetical-index-mark-end text:id="IMark176018524"/> and <text:alphabetical-index-mark-start text:id="IMark204494948"/>-j<text:alphabetical-index-mark-end text:id="IMark204494948"/></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10 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is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text:note text:id="ftn0" text:note-class="footnote"><text:note-citation>19</text:note-citation><text:note-body><text:p text:style-name="Footnote">As I see it, the typical second grader goes to school with far more computing power than the Apollo astronauts had available to them when they went to the Moon.</text:p></text:note-body></text:note> math tests!</text:p>
      <text:h text:style-name="Heading_20_2" text:outline-level="2"><text:soft-page-break/>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0">Object</text:p>
      <text:p text:style-name="P30"><text:tab/>Array</text:p>
      <text:p text:style-name="P30"><text:tab/>Class</text:p>
      <text:p text:style-name="P30"><text:tab/>Exception</text:p>
      <text:p text:style-name="P30"><text:tab/>FalseClass</text:p>
      <text:p text:style-name="P30"><text:tab/>Hash</text:p>
      <text:p text:style-name="P30"><text:tab/>InStream</text:p>
      <text:p text:style-name="P30"><text:tab/>MaxNumeric</text:p>
      <text:p text:style-name="P30"><text:tab/>MinNumeric</text:p>
      <text:p text:style-name="P30"><text:tab/>NilClass</text:p>
      <text:p text:style-name="P30"><text:tab/>Numeric</text:p>
      <text:p text:style-name="P30"><text:tab/><text:tab/>Complex</text:p>
      <text:p text:style-name="P30"><text:tab/><text:tab/>Float</text:p>
      <text:p text:style-name="P30"><text:tab/><text:tab/>Integer</text:p>
      <text:p text:style-name="P30"><text:tab/><text:tab/><text:tab/>Bignum</text:p>
      <text:p text:style-name="P30"><text:tab/><text:tab/><text:tab/>Fixnum</text:p>
      <text:p text:style-name="P30"><text:tab/><text:tab/>Rational</text:p>
      <text:p text:style-name="P30"><text:tab/>OutStream</text:p>
      <text:p text:style-name="P30"><text:tab/>Procedure</text:p>
      <text:p text:style-name="P30"><text:tab/>Queue</text:p>
      <text:p text:style-name="P30"><text:tab/>String</text:p>
      <text:p text:style-name="P30"><text:tab/>Thread</text:p>
      <text:p text:style-name="P30"><text:tab/>TrueClass</text:p>
      <text:p text:style-name="P3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204494948"/>Classes<text:alphabetical-index-mark-end text:id="IMark20449494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204494948"/>Inheritance<text:alphabetical-index-mark-end text:id="IMark20449494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204494948"/>Methods<text:alphabetical-index-mark-end text:id="IMark204494948"/></text:h>
      <text:p text:style-name="P3">All code in fOOrth is contained in methods. A method is a fragment of code that an object uses to respond to a message that has been sent to that object. In fOOrth there are three sorts of methods:</text:p>
      <text:list xml:id="list2293796994096469396" text:style-name="L11">
        <text:list-item>
          <text:p text:style-name="P51">Shared: Methods that are common to all instances of the class that contains them.</text:p>
        </text:list-item>
        <text:list-item>
          <text:p text:style-name="P51">Exclusive: Methods that are defined for one and only one object (and all of its clones that are created <text:span text:style-name="T2">after</text:span> the exclusive method is defined.).</text:p>
        </text:list-item>
        <text:list-item>
          <text:p text:style-name="P51">Local: Methods that are created in a context and are accessible only in that context. When the context concludes, these methods are no longer accessible.</text:p>
        </text:list-item>
      </text:list>
      <text:h text:style-name="Heading_20_3" text:outline-level="3"><text:alphabetical-index-mark-start text:id="IMark176018572"/>Late Binding<text:alphabetical-index-mark-end text:id="IMark176018572"/> and <text:alphabetical-index-mark-start text:id="IMark176018524"/>Polymorphism<text:alphabetical-index-mark-end text:id="IMark17601852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76018524"/>Method Mapping<text:alphabetical-index-mark-end text:id="IMark17601852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8975218971467759384" text:style-name="L12">
        <text:list-item>
          <text:p text:style-name="P52">The strings used by fOOrth needed to be converted to Ruby symbols to allow code to be executed in Ruby.</text:p>
        </text:list-item>
        <text:list-item>
          <text:p text:style-name="P5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2">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76018572"/>SymbolMap<text:alphabetical-index-mark-end text:id="IMark176018572"/> class. This class creates mappings in one of two ways:</text:p>
      <text:list xml:id="list1601877941021046162" text:style-name="L13">
        <text:list-item>
          <text:p text:style-name="P5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76018572"/>Routing<text:alphabetical-index-mark-end text:id="IMark17601857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5025760322928467218" text:style-name="L14">
        <text:list-item>
          <text:p text:style-name="P54">The defining word used to create the method.</text:p>
        </text:list-item>
        <text:list-item>
          <text:p text:style-name="P54">The receiver of the defining word used to create the method.</text:p>
        </text:list-item>
        <text:list-item>
          <text:p text:style-name="P5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76019244"/>:<text:alphabetical-index-mark-end text:id="IMark176019244"/></text:p>
          </table:table-cell>
          <table:table-cell table:style-name="Table9.A2" office:value-type="string">
            <text:p text:style-name="P10">N/A</text:p>
          </table:table-cell>
          <table:table-cell table:style-name="Table9.A2" office:value-type="string">
            <text:p text:style-name="P17">any<text:note text:id="ftn19" text:note-class="footnote"><text:note-citation>20</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20" text:note-class="footnote"><text:note-citation>21</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76019244"/>.:<text:alphabetical-index-mark-end text:id="IMark176019244"/></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21" text:note-class="footnote"><text:note-citation>22</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22" text:note-class="footnote"><text:note-citation>23</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23" text:note-class="footnote"><text:note-citation>24</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4" text:note-class="footnote"><text:note-citation>25</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76019244"/>.::<text:alphabetical-index-mark-end text:id="IMark176019244"/></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76020636"/>do_map_name<text:alphabetical-index-mark-end text:id="IMark17602063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7">Code</text:p>
            </table:table-cell>
            <table:covered-table-cell/>
            <table:covered-table-cell/>
            <table:table-cell table:style-name="Table55.D1" office:value-type="string">
              <text:p text:style-name="P26">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0</text:p>
          </table:table-cell>
          <table:table-cell table:style-name="Table55.D2" office:value-type="string">
            <text:p text:style-name="P24">Syntax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1</text:p>
          </table:table-cell>
          <table:table-cell table:style-name="Table55.D2" office:value-type="string">
            <text:p text:style-name="P24">Specification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2</text:p>
          </table:table-cell>
          <table:table-cell table:style-name="Table55.D2" office:value-type="string">
            <text:p text:style-name="P24">Control Structure Nesting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1" office:value-type="string">
            <text:p text:style-name="P28">3</text:p>
          </table:table-cell>
          <table:table-cell table:style-name="Table55.D2" office:value-type="string">
            <text:p text:style-name="P29">Invalid Operation for Target.</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9"/>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1</text:p>
          </table:table-cell>
          <table:table-cell table:style-name="Table55.D2" office:value-type="string">
            <text:p text:style-name="P24">Stack/Queue Underflow</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5">F</text:p>
          </table:table-cell>
          <table:table-cell table:style-name="Table55.A2" office:value-type="string">
            <text:p text:style-name="P25">4</text:p>
          </table:table-cell>
          <table:table-cell table:style-name="Table55.A2" office:value-type="string">
            <text:p text:style-name="P25">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5">F</text:p>
          </table:table-cell>
          <table:table-cell table:style-name="Table55.A2" office:value-type="string">
            <text:p text:style-name="P25">6</text:p>
          </table:table-cell>
          <table:table-cell table:style-name="Table55.A2" office:value-type="string">
            <text:p text:style-name="P25">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8">F</text:p>
          </table:table-cell>
          <table:table-cell table:style-name="Table55.A2" office:value-type="string">
            <text:p text:style-name="P28">9</text:p>
          </table:table-cell>
          <table:table-cell table:style-name="Table55.A2" office:value-type="string">
            <text:p text:style-name="P28">0</text:p>
          </table:table-cell>
          <table:table-cell table:style-name="Table55.D2" office:value-type="string">
            <text:p text:style-name="P29">Internal Compiler Data Structure Error</text:p>
          </table:table-cell>
        </table:table-row>
      </table:table>
      <text:p text:style-name="Text_20_body"/>
      <text:h text:style-name="Heading_20_1" text:outline-level="1"><text:alphabetical-index-mark-start text:id="IMark176020636"/>Array<text:alphabetical-index-mark-end text:id="IMark17602063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76020636"/>Class<text:alphabetical-index-mark-end text:id="IMark176020636"/></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76020636"/>Complex<text:alphabetical-index-mark-end text:id="IMark17602063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5" text:note-class="footnote"><text:note-citation>26</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6" text:note-class="footnote"><text:note-citation>27</text:note-citation><text:note-body><text:p text:style-name="Footnote">No spaces are permitted within the literal.</text:p></text:note-body></text:note></text:p>
          </table:table-cell>
          <table:table-cell table:style-name="Table5.B1" office:value-type="string">
            <text:p text:style-name="P11">Value<text:note text:id="ftn27" text:note-class="footnote"><text:note-citation>28</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76020588"/>.cbrt<text:alphabetical-index-mark-end text:id="IMark176020588"/>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76020492"/>.e**<text:alphabetical-index-mark-end text:id="IMark176020492"/>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76020588"/>.split<text:alphabetical-index-mark-end text:id="IMark176020588"/>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76020492"/>.sqrt<text:alphabetical-index-mark-end text:id="IMark176020492"/>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76020972"/>Exception<text:alphabetical-index-mark-end text:id="IMark176020972"/></text:h>
      <text:p text:style-name="Text_20_body"/>
      <text:p text:style-name="Text_20_body">Inheritance: Exception <text:span text:style-name="T9">←</text:span> Object</text:p>
      <text:p text:style-name="Code"/>
      <text:p text:style-name="P33"/>
      <text:p text:style-name="Code"/>
      <text:p text:style-name="Text_20_body">Ipsum lorem</text:p>
      <text:h text:style-name="Heading_20_2" text:outline-level="2"/>
      <text:h text:style-name="Heading_20_1" text:outline-level="1"><text:alphabetical-index-mark-start text:id="IMark176020972"/>FalseClass<text:alphabetical-index-mark-end text:id="IMark176020972"/></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76020492"/>&amp;&amp;<text:alphabetical-index-mark-end text:id="IMark176020492"/>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76020492"/>^^<text:alphabetical-index-mark-end text:id="IMark176020492"/>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76020492"/>||<text:alphabetical-index-mark-end text:id="IMark176020492"/>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76020972"/>Float<text:alphabetical-index-mark-end text:id="IMark176020972"/></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28" text:note-class="footnote"><text:note-citation>29</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9" text:note-class="footnote"><text:note-citation>30</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30" text:note-class="footnote"><text:note-citation>31</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76021260"/>Hash<text:alphabetical-index-mark-end text:id="IMark176021260"/></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76021260"/>InStream<text:alphabetical-index-mark-end text:id="IMark17602126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76021260"/>Integer<text:alphabetical-index-mark-end text:id="IMark17602126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31" text:note-class="footnote"><text:note-citation>32</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32" text:note-class="footnote"><text:note-citation>33</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33" text:note-class="footnote"><text:note-citation>34</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48660336"/><text:alphabetical-index-mark-start text:id="IMark148660288"/>MaxNumeric<text:alphabetical-index-mark-end text:id="IMark148660288"/><text:alphabetical-index-mark-end text:id="IMark148660336"/></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148660336"/><text:alphabetical-index-mark-start text:id="IMark148660288"/>MinNumeric<text:alphabetical-index-mark-end text:id="IMark148660288"/><text:alphabetical-index-mark-end text:id="IMark148660336"/></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148660336"/><text:alphabetical-index-mark-start text:id="IMark148660288"/><text:alphabetical-index-mark-start text:id="IMark176021452"/>NilClass<text:alphabetical-index-mark-end text:id="IMark176021452"/><text:alphabetical-index-mark-end text:id="IMark148660288"/><text:alphabetical-index-mark-end text:id="IMark148660336"/></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76021212"/>&amp;&amp;<text:alphabetical-index-mark-end text:id="IMark176021212"/>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76021212"/>^^<text:alphabetical-index-mark-end text:id="IMark176021212"/>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76021212"/>||<text:alphabetical-index-mark-end text:id="IMark176021212"/>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8660336"/>Numeric<text:alphabetical-index-mark-end text:id="IMark14866033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48660336"/>Object<text:alphabetical-index-mark-end text:id="IMark148660336"/></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76021212"/>&amp;&amp;<text:alphabetical-index-mark-end text:id="IMark176021212"/>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76021212"/>)methods<text:alphabetical-index-mark-end text:id="IMark176021212"/>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76021212"/>.<text:alphabetical-index-mark-end text:id="IMark176021212"/>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76021212"/>.::<text:alphabetical-index-mark-end text:id="IMark176021212"/>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2"/>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76021212"/>inst:<text:alphabetical-index-mark-end text:id="IMark176021212"/>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76021212"/>local:<text:alphabetical-index-mark-end text:id="IMark176021212"/>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76021212"/>super<text:alphabetical-index-mark-end text:id="IMark176021212"/>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76021212"/>;<text:alphabetical-index-mark-end text:id="IMark176021212"/>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76021212"/>.class<text:alphabetical-index-mark-end text:id="IMark176021212"/>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76021212"/>.clone<text:alphabetical-index-mark-end text:id="IMark176021212"/>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76021212"/>.copy<text:alphabetical-index-mark-end text:id="IMark176021212"/>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76021212"/>.init<text:alphabetical-index-mark-end text:id="IMark176021212"/>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235797372"/>.is_class?<text:alphabetical-index-mark-end text:id="IMark235797372"/>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235797372"/>.name<text:alphabetical-index-mark-end text:id="IMark235797372"/>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235797372"/>.strlen<text:alphabetical-index-mark-end text:id="IMark235797372"/>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235797372"/>.to_f<text:alphabetical-index-mark-end text:id="IMark235797372"/>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235797372"/>.to_f!<text:alphabetical-index-mark-end text:id="IMark235797372"/>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235797372"/>.to_i<text:alphabetical-index-mark-end text:id="IMark235797372"/>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235797372"/>.to_i!<text:alphabetical-index-mark-end text:id="IMark235797372"/>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235797372"/>.to_n<text:alphabetical-index-mark-end text:id="IMark235797372"/>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235797372"/>.to_n!<text:alphabetical-index-mark-end text:id="IMark235797372"/>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235797372"/>.to_r<text:alphabetical-index-mark-end text:id="IMark235797372"/>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235797372"/>.to_r!<text:alphabetical-index-mark-end text:id="IMark235797372"/>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235797372"/>.to_s<text:alphabetical-index-mark-end text:id="IMark235797372"/>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235797372"/>.to_x<text:alphabetical-index-mark-end text:id="IMark235797372"/>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235797372"/>.to_x!<text:alphabetical-index-mark-end text:id="IMark235797372"/>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204493508"/>&lt;&gt;<text:alphabetical-index-mark-end text:id="IMark204493508"/>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204493508"/>=<text:alphabetical-index-mark-end text:id="IMark204493508"/>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204493508"/>^^<text:alphabetical-index-mark-end text:id="IMark20449350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204493508"/>distinct?<text:alphabetical-index-mark-end text:id="IMark20449350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204493508"/>identical?<text:alphabetical-index-mark-end text:id="IMark20449350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204493508"/>max<text:alphabetical-index-mark-end text:id="IMark20449350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204493508"/>min<text:alphabetical-index-mark-end text:id="IMark20449350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204493508"/>nil&lt;&gt;<text:alphabetical-index-mark-end text:id="IMark20449350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204493508"/>nil=<text:alphabetical-index-mark-end text:id="IMark20449350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204493508"/>not<text:alphabetical-index-mark-end text:id="IMark20449350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204493508"/>||<text:alphabetical-index-mark-end text:id="IMark20449350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8660336"/>OutStream<text:alphabetical-index-mark-end text:id="IMark14866033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48660336"/>Procedure<text:alphabetical-index-mark-end text:id="IMark148660336"/></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48660336"/>Queue<text:alphabetical-index-mark-end text:id="IMark148660336"/></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48660336"/>Rational<text:alphabetical-index-mark-end text:id="IMark14866033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4" text:note-class="footnote"><text:note-citation>35</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5" text:note-class="footnote"><text:note-citation>36</text:note-citation><text:note-body><text:p text:style-name="Footnote">No spaces are permitted within the literal.</text:p></text:note-body></text:note></text:p>
          </table:table-cell>
          <table:table-cell table:style-name="Table6.B1" office:value-type="string">
            <text:p text:style-name="P11">Value<text:note text:id="ftn36" text:note-class="footnote"><text:note-citation>37</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76021404"/>.split<text:alphabetical-index-mark-end text:id="IMark17602140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8660624"/>Stack<text:alphabetical-index-mark-end text:id="IMark148660624"/></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48660624"/>String<text:alphabetical-index-mark-end text:id="IMark148660624"/></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48660624"/>Thread<text:alphabetical-index-mark-end text:id="IMark148660624"/></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8660624"/><text:alphabetical-index-mark-start text:id="IMark148660576"/><text:alphabetical-index-mark-start text:id="IMark148660528"/>TrueClass<text:alphabetical-index-mark-end text:id="IMark148660528"/><text:alphabetical-index-mark-end text:id="IMark148660576"/><text:alphabetical-index-mark-end text:id="IMark148660624"/></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1"/>
      <text:h text:style-name="Heading_20_1" text:outline-level="1"><text:alphabetical-index-mark-start text:id="IMark148660624"/>VirtualMachine<text:alphabetical-index-mark-end text:id="IMark148660624"/></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8660624"/>Commands<text:alphabetical-index-mark-end text:id="IMark14866062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7" text:note-class="footnote"><text:note-citation>38</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1">A</text:p>
          <text:p text:style-name="P40">Array<text:tab/>32</text:p>
          <text:p text:style-name="P41">C</text:p>
          <text:p text:style-name="P40">Class<text:tab/>33</text:p>
          <text:p text:style-name="P40">Classes<text:tab/>25</text:p>
          <text:p text:style-name="P40">Commands<text:tab/>69</text:p>
          <text:p text:style-name="P40">Complex<text:tab/>34</text:p>
          <text:p text:style-name="P41">D</text:p>
          <text:p text:style-name="P40">Demo.rb<text:tab/>11</text:p>
          <text:p text:style-name="P40">distinct?<text:tab/>55</text:p>
          <text:p text:style-name="P40">do<text:tab/>22</text:p>
          <text:p text:style-name="P40">do_map_name<text:tab/>29</text:p>
          <text:p text:style-name="P40">drop<text:tab/>18</text:p>
          <text:p text:style-name="P40">dup<text:tab/>18</text:p>
          <text:p text:style-name="P41">E</text:p>
          <text:p text:style-name="P40">Exception<text:tab/>36</text:p>
          <text:p text:style-name="P41">F</text:p>
          <text:p text:style-name="P40">FalseClass<text:tab/>37</text:p>
          <text:p text:style-name="P40">Float<text:tab/>39</text:p>
          <text:p text:style-name="P41">H</text:p>
          <text:p text:style-name="P40">Hash<text:tab/>40</text:p>
          <text:p text:style-name="P41">I</text:p>
          <text:p text:style-name="P40">identical?<text:tab/>56</text:p>
          <text:p text:style-name="P40">if<text:tab/>20</text:p>
          <text:p text:style-name="P40">Inheritance<text:tab/>26</text:p>
          <text:p text:style-name="P40">inst:<text:tab/>49</text:p>
          <text:p text:style-name="P40">InStream<text:tab/>41</text:p>
          <text:p text:style-name="P40">Integer<text:tab/>42</text:p>
          <text:p text:style-name="P41">L</text:p>
          <text:p text:style-name="P40">Late Binding<text:tab/>26</text:p>
          <text:p text:style-name="P40">local:<text:tab/>49</text:p>
          <text:p text:style-name="P41">M</text:p>
          <text:p text:style-name="P40">max<text:tab/>56</text:p>
          <text:p text:style-name="P40">MaxNumeric<text:tab/>44</text:p>
          <text:p text:style-name="P40">Method Mapping<text:tab/>27</text:p>
          <text:p text:style-name="P40">Methods<text:tab/>26</text:p>
          <text:p text:style-name="P40">min<text:tab/>56</text:p>
          <text:p text:style-name="P40">MinNumeric<text:tab/>45</text:p>
          <text:p text:style-name="P41">N</text:p>
          <text:p text:style-name="P40">nil&lt;&gt;<text:tab/>57</text:p>
          <text:p text:style-name="P40">nil=<text:tab/>57</text:p>
          <text:p text:style-name="P40">NilClass<text:tab/>46</text:p>
          <text:p text:style-name="P40">nip<text:tab/>18</text:p>
          <text:p text:style-name="P40">not<text:tab/>57</text:p>
          <text:p text:style-name="P40">Numeric<text:tab/>47</text:p>
          <text:p text:style-name="P41">O</text:p>
          <text:p text:style-name="P40">Object<text:tab/>48</text:p>
          <text:p text:style-name="P40">OutStream<text:tab/>58</text:p>
          <text:p text:style-name="P40">over<text:tab/>18</text:p>
          <text:p text:style-name="P41">P</text:p>
          <text:p text:style-name="P40">pick<text:tab/>18</text:p>
          <text:p text:style-name="P40">Polymorphism<text:tab/>26</text:p>
          <text:p text:style-name="P40">Procedure<text:tab/>59</text:p>
          <text:p text:style-name="P41">Q</text:p>
          <text:p text:style-name="P40">Queue<text:tab/>60</text:p>
          <text:p text:style-name="P41">R</text:p>
          <text:p text:style-name="P40">Rake<text:tab/>11</text:p>
          <text:p text:style-name="P40">Rational<text:tab/>61</text:p>
          <text:p text:style-name="P40">Routing<text:tab/>28</text:p>
          <text:p text:style-name="P41">S</text:p>
          <text:p text:style-name="P40">Stack<text:tab/>63</text:p>
          <text:p text:style-name="P40">String<text:tab/>64</text:p>
          <text:p text:style-name="P40">super<text:tab/>49</text:p>
          <text:p text:style-name="P40">swap<text:tab/>19</text:p>
          <text:p text:style-name="P40">switch<text:tab/>20</text:p>
          <text:p text:style-name="P40">SymbolMap<text:tab/>27</text:p>
          <text:p text:style-name="P41">T</text:p>
          <text:p text:style-name="P40">Thanks<text:tab/>9</text:p>
          <text:p text:style-name="P40">Thread<text:tab/>65</text:p>
          <text:p text:style-name="P40">TrueClass<text:tab/>66</text:p>
          <text:p text:style-name="P40">tuck<text:tab/>19</text:p>
          <text:p text:style-name="P41">V</text:p>
          <text:p text:style-name="P40">VirtualMachine<text:tab/>67</text:p>
          <text:p text:style-name="P41">^</text:p>
          <text:p text:style-name="P40">^^<text:tab/>37, 46, 55</text:p>
          <text:p text:style-name="P41">-</text:p>
          <text:p text:style-name="P40">-i<text:tab/>22</text:p>
          <text:p text:style-name="P40">-j<text:tab/>22</text:p>
          <text:p text:style-name="P41">;</text:p>
          <text:p text:style-name="P40">;<text:tab/>49</text:p>
          <text:p text:style-name="P41">:</text:p>
          <text:p text:style-name="P40">:<text:tab/>28</text:p>
          <text:p text:style-name="P41">.</text:p>
          <text:p text:style-name="P40">.<text:tab/>48</text:p>
          <text:p text:style-name="P40">.:<text:tab/>28</text:p>
          <text:p text:style-name="P40">.::<text:tab/>28, 49</text:p>
          <text:p text:style-name="P40">.cbrt<text:tab/>35</text:p>
          <text:p text:style-name="P40">.class<text:tab/>49</text:p>
          <text:p text:style-name="P40">.clone<text:tab/>50</text:p>
          <text:p text:style-name="P40">.copy<text:tab/>50</text:p>
          <text:p text:style-name="P40">.e**<text:tab/>35</text:p>
          <text:p text:style-name="P40">.init<text:tab/>50</text:p>
          <text:p text:style-name="P40">.is_class?<text:tab/>50</text:p>
          <text:p text:style-name="P40">.name<text:tab/>51</text:p>
          <text:p text:style-name="P40">.split<text:tab/>35, 61</text:p>
          <text:p text:style-name="P40">.sqrt<text:tab/>35</text:p>
          <text:p text:style-name="P40">.strlen<text:tab/>51</text:p>
          <text:p text:style-name="P40">.to_f<text:tab/>51</text:p>
          <text:p text:style-name="P40">.to_f!<text:tab/>52</text:p>
          <text:p text:style-name="P40">.to_i<text:tab/>52</text:p>
          <text:p text:style-name="P40">.to_i!<text:tab/>52</text:p>
          <text:p text:style-name="P40">.to_n<text:tab/>52</text:p>
          <text:p text:style-name="P40">.to_n!<text:tab/>53</text:p>
          <text:p text:style-name="P40">.to_r<text:tab/>53</text:p>
          <text:p text:style-name="P40">.to_r!<text:tab/>54</text:p>
          <text:p text:style-name="P40">.to_s<text:tab/>54</text:p>
          <text:p text:style-name="P40">.to_x<text:tab/>54</text:p>
          <text:p text:style-name="P40">.to_x!<text:tab/>55</text:p>
          <text:p text:style-name="P41">)</text:p>
          <text:p text:style-name="P40">)methods<text:tab/>48</text:p>
          <text:p text:style-name="P41">&amp;</text:p>
          <text:p text:style-name="P40">&amp;&amp;<text:tab/>37, 46, 48</text:p>
          <text:p text:style-name="P41">&lt;</text:p>
          <text:p text:style-name="P40">&lt;&gt;<text:tab/>55</text:p>
          <text:p text:style-name="P41">=</text:p>
          <text:p text:style-name="P40">=<text:tab/>55</text:p>
          <text:p text:style-name="P41">|</text:p>
          <text:p text:style-name="P40">||<text:tab/>37, 46, 57</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5</text:page-number> of <text:page-count>7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3H43M51S</meta:editing-duration>
    <meta:editing-cycles>1091</meta:editing-cycles>
    <meta:generator>OpenOffice/4.1.1$Win32 OpenOffice.org_project/411m6$Build-9775</meta:generator>
    <dc:date>2015-02-13T13:47:39.18</dc:date>
    <dc:creator>Peter Camilleri</dc:creator>
    <meta:printed-by>Peter Camilleri</meta:printed-by>
    <meta:print-date>2015-02-10T10:49:15.76</meta:print-date>
    <meta:document-statistic meta:table-count="55" meta:image-count="0" meta:object-count="0" meta:page-count="75" meta:paragraph-count="1779" meta:word-count="11445" meta:character-count="69786"/>
    <meta:template xlink:type="simple" xlink:actuate="onRequest" xlink:title="MyDefault" xlink:href="../../../../OpenOffice.org/3/user/template/MyDefault.ott" meta:date="2014-06-26T22:09:00.24"/>
  </office:meta>
</office:document-meta>
</file>